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Instalação do PostgreSQL no Linux</text:p>
      <text:p text:style-name="Standard"/>
      <text:p text:style-name="P1">Através dos repositórios (Ubuntu)</text:p>
      <text:p text:style-name="Standard"/>
      <text:p text:style-name="Standard">sudo apt-get install postgresql-8.3 </text:p>
      <text:p text:style-name="Standard"/>
      <text:p text:style-name="Standard">Com isso teremos a versão 8.3 instalada em pouco tempo. O Ubuntu irá buscar o postgresql em seus </text:p>
      <text:p text:style-name="Standard">servidores e o instalará e configurará para nós.</text:p>
      <text:p text:style-name="Standard"/>
      <text:p text:style-name="P1">Detalhes </text:p>
      <text:p text:style-name="Standard">Diretório de dados - /var/lib/postgresql/8.3/main/base </text:p>
      <text:p text:style-name="Standard">Diretório do pg_hba.conf e do postgresql.conf - /etc/postgresql/8.3/main </text:p>
      <text:p text:style-name="Standard">autovacuum.conf - /etc/postgresql-common </text:p>
      <text:p text:style-name="Standard">pg_dump, pg_dumpall, psql e outros binários - /usr/bin </text:p>
      <text:p text:style-name="Standard"/>
      <text:p text:style-name="P1">Acessando pelo prompt </text:p>
      <text:p text:style-name="Standard">Trocar a senha do super-usuário </text:p>
      <text:p text:style-name="Standard">sudo passwd postgres </text:p>
      <text:p text:style-name="Standard"/>
      <text:p text:style-name="Standard">Acessando a console psql </text:p>
      <text:p text:style-name="Standard">sudo -u postgres psql </text:p>
      <text:p text:style-name="Standard"/>
      <text:p text:style-name="Standard">No primeiro acesso trocar a senha do usuário postgres:</text:p>
      <text:p text:style-name="Standard"/>
      <text:p text:style-name="Standard">alter role postgres password 'postgres';</text:p>
      <text:p text:style-name="Standard"/>
      <text:p text:style-name="Standard">Para poder acessar com o PGAdmin.</text:p>
      <text:p text:style-name="Standard"/>
      <text:p text:style-name="Standard"/>
      <text:p text:style-name="P1">Instalando através dos Fontes </text:p>
      <text:p text:style-name="Standard"/>
      <text:p text:style-name="Standard">Este método de instalação dá um pouco mais de trabalho mas em contrapartida é o que oferece um </text:p>
      <text:p text:style-name="Standard">maior controle e uma maior possibilidade de customização. </text:p>
      <text:p text:style-name="Standard"/>
      <text:p text:style-name="P1">Pré-requisitos para instalação do PostgreSQL num UNIX: </text:p>
      <text:p text:style-name="Standard">make do GNU (gmake ou make) </text:p>
      <text:p text:style-name="Standard">compilador C, (preferido GCC mais recente) </text:p>
      <text:p text:style-name="Standard">gzip </text:p>
      <text:p text:style-name="Standard">biblioteca readline (para psql) </text:p>
      <text:p text:style-name="Standard">gettext (para NLS) </text:p>
      <text:p text:style-name="Standard">kerberos, openssl e pam (opcionais, para autenticação) </text:p>
      <text:p text:style-name="Standard"/>
      <text:p text:style-name="P1">Veja como instalar esses requisitos no Ubuntu: </text:p>
      <text:p text:style-name="Standard">sudo apt-get install build-essential libreadline5-dev zlib1g-dev gettext </text:p>
      <text:p text:style-name="Standard"/>
      <text:p text:style-name="Standard">Obs.: estes pacotes podem mudar de nome devido ao aparecimento de novas versões. </text:p>
      <text:p text:style-name="Standard">E use make ao invés de gmake. </text:p>
      <text:p text:style-name="Standard"/>
      <text:p text:style-name="Standard"/>
      <text:p text:style-name="Standard">Download - <text:a xlink:type="simple" xlink:href="http://www.postgresql.org/ftp/source/">http://www.postgresql.org/ftp/source/</text:a> </text:p>
      <text:p text:style-name="Standard"><text:soft-page-break/></text:p>
      <text:p text:style-name="Standard">Descompacte em /usr/local/src e instale no diretório default, que é /usr/local/pgsql. </text:p>
      <text:p text:style-name="Standard"/>
      <text:p text:style-name="Standard">sudo tar zxpvf postgresql-8.3.1.tar.gz -C /usr/local/src </text:p>
      <text:p text:style-name="Standard"/>
      <text:p text:style-name="Standard">cd /usr/local/src/postgresql-8.3.1 </text:p>
      <text:p text:style-name="Standard"/>
      <text:p text:style-name="Standard">Caso já tenha o postgresql instalado no Ubuntu, pule as etapas de criação do grupo e do usuário na </text:p>
      <text:p text:style-name="Standard">instalação abaixo, como também terá que alterar a porta no script postgresql.conf, logo após a </text:p>
      <text:p text:style-name="Standard">criação do cluster com o comando initdb e, no caso, os comandos deverão passar também a porta, </text:p>
      <text:p text:style-name="Standard">por exemplo: </text:p>
      <text:p text:style-name="Standard"/>
      <text:p text:style-name="Standard">bin/createdb -p 5433 bdteste </text:p>
      <text:p text:style-name="Standard"/>
      <text:p text:style-name="Standard">bin/psql -p 5433 bdteste. </text:p>
      <text:p text:style-name="Standard"/>
      <text:p text:style-name="P1">Configurar, Compilar e Instalar </text:p>
      <text:p text:style-name="Standard">sudo ./configure </text:p>
      <text:p text:style-name="Standard">sudo make </text:p>
      <text:p text:style-name="Standard">sudo make install </text:p>
      <text:p text:style-name="Standard">sudo groupadd postgres </text:p>
      <text:p text:style-name="Standard">sudo useradd -g postgres -d /usr/local/pgsql postgres </text:p>
      <text:p text:style-name="Standard">sudo mkdir /usr/local/pgsql/data </text:p>
      <text:p text:style-name="Standard">sudo chown postgres:postgres /usr/local/pgsql/data </text:p>
      <text:p text:style-name="Standard">sudo passwd postgres </text:p>
      <text:p text:style-name="Standard">su – postgres </text:p>
      <text:p text:style-name="Standard">bin/initdb -D /usr/local/pgsql/data </text:p>
      <text:p text:style-name="Standard">bin/pg_ctl -D /usr/local/pgsql/data start </text:p>
      <text:p text:style-name="Standard">bin/createdb teste </text:p>
      <text:p text:style-name="Standard">bin/psql teste </text:p>
      <text:p text:style-name="Standard"/>
      <text:p text:style-name="Standard">Isso irá criar um cluster com encoding UTF-8 (default do Ubuntu) </text:p>
      <text:p text:style-name="Standard"/>
      <text:p text:style-name="P1">Caso prefira iso-8859-1, antes de executar o initdb, exporta a variável LANG: </text:p>
      <text:p text:style-name="Standard">export LANG=pt_BR.iso-8859-1 </text:p>
      <text:p text:style-name="Standard">bin/initdb --encoding latin1 -D /usr/local/pgsql/data </text:p>
      <text:p text:style-name="Standard"/>
      <text:p text:style-name="P1">Copiar o script de inicialização "linux" para o /etc/init.d </text:p>
      <text:p text:style-name="Standard">sudo cp /usr/local/src/postgresql-8.3.0/contrib/start-script/linux /etc/init.d/postgresql-8.3.0 </text:p>
      <text:p text:style-name="Standard"/>
      <text:p text:style-name="P1">Dar permissão de execução ao script: </text:p>
      <text:p text:style-name="Standard">sudo chmod u+x /etc/init.d/postgresql-8.3.0 </text:p>
      <text:p text:style-name="Standard"/>
      <text:p text:style-name="P1">Adicionar ao Path </text:p>
      <text:p text:style-name="Standard">su - postgres </text:p>
      <text:p text:style-name="Standard">gedit /etc/bash.bashrc (e adicione a linha abaixo): </text:p>
      <text:p text:style-name="Standard">PATH=/usr/local/pgsql/bin:$PATH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7T10:59:03</meta:creation-date>
    <meta:document-statistic meta:table-count="0" meta:image-count="0" meta:object-count="0" meta:page-count="2" meta:paragraph-count="68" meta:word-count="397" meta:character-count="2928"/>
    <dc:date>2009-05-27T10:59:39</dc:date>
    <meta:editing-duration>PT00H00M36S</meta:editing-duration>
    <meta:editing-cycles>1</meta:editing-cycles>
    <meta:generator>BrOffice.org/3.0$Linux OpenOffice.org_project/300m15$Build-9379</meta:generator>
  </office:meta>
</office:document-meta>
</file>